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f81b8" officeooo:paragraph-rsid="001f81b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fo:color="#000000" loext:opacity="100%" style:font-name="Times New Roman" fo:font-size="16pt" fo:font-weight="bold" officeooo:rsid="001f81b8" officeooo:paragraph-rsid="001f81b8" style:font-size-asian="14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df91f" officeooo:paragraph-rsid="000df91f" style:font-size-asian="14pt" style:font-size-complex="14pt"/>
    </style:style>
    <style:style style:name="P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1e8a6" officeooo:paragraph-rsid="0011e8a6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2102c" officeooo:paragraph-rsid="0012102c" style:font-size-asian="14pt" style:font-size-complex="14pt"/>
    </style:style>
    <style:style style:name="P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53d36" officeooo:paragraph-rsid="00153d36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a4af0" officeooo:paragraph-rsid="003a4af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6c9c9" officeooo:paragraph-rsid="0026c9c9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f1772" officeooo:paragraph-rsid="002f1772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40b23c" officeooo:paragraph-rsid="0040b23c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35cf25" style:font-size-asian="14pt" style:font-size-complex="14pt"/>
    </style:style>
    <style:style style:name="P1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672f0" officeooo:paragraph-rsid="003672f0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18a0c0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2f2094" style:font-size-asian="14pt" style:font-size-complex="14pt"/>
    </style:style>
    <style:style style:name="P1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c592" officeooo:paragraph-rsid="001bc592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ae234" officeooo:paragraph-rsid="002ae234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8d152" officeooo:paragraph-rsid="0038d152" style:font-size-asian="14pt" style:font-size-complex="14pt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f7715" officeooo:paragraph-rsid="000f7715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21315" officeooo:paragraph-rsid="00221315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223f" officeooo:paragraph-rsid="001b223f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0b23c" officeooo:paragraph-rsid="0040b23c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672f0" officeooo:paragraph-rsid="003672f0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7ecb7" officeooo:paragraph-rsid="0037ecb7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8d152" officeooo:paragraph-rsid="0038d152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c16a" officeooo:paragraph-rsid="0024c16a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20ab4" officeooo:paragraph-rsid="00320ab4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0067" officeooo:paragraph-rsid="001d0067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3d00" officeooo:paragraph-rsid="001d3d00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a972" officeooo:paragraph-rsid="001da972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166bb" officeooo:paragraph-rsid="001166bb" style:font-size-asian="14pt" style:font-size-complex="14pt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3b954" officeooo:paragraph-rsid="0023b954" style:font-size-asian="14pt" style:font-size-complex="14pt"/>
    </style:style>
    <style:style style:name="P3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f0e6" officeooo:paragraph-rsid="0024f0e6" style:font-size-asian="14pt" style:font-size-complex="14pt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75b35" officeooo:paragraph-rsid="00275b35" style:font-size-asian="14pt" style:font-size-complex="14pt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a0e68" officeooo:paragraph-rsid="001a0e68" style:font-size-asian="14pt" style:font-size-complex="14pt"/>
    </style:style>
    <style:style style:name="P3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498ee" officeooo:paragraph-rsid="003498ee" style:font-size-asian="14pt" style:font-size-complex="14pt"/>
    </style:style>
    <style:style style:name="P3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536f0" officeooo:paragraph-rsid="004536f0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f2094"/>
    </style:style>
    <style:style style:name="T5" style:family="text">
      <style:text-properties officeooo:rsid="0011e8a6"/>
    </style:style>
    <style:style style:name="T6" style:family="text">
      <style:text-properties officeooo:rsid="0019dfa2"/>
    </style:style>
    <style:style style:name="T7" style:family="text">
      <style:text-properties fo:color="#a31515" loext:opacity="100%" style:font-name="Consolas" fo:font-size="9.5pt" style:font-size-asian="9.5pt"/>
    </style:style>
    <style:style style:name="T8" style:family="text">
      <style:text-properties fo:color="#a31515" loext:opacity="100%" fo:font-size="9.5pt" style:font-size-asian="9.5pt"/>
    </style:style>
    <style:style style:name="T9" style:family="text">
      <style:text-properties fo:color="#a31515" loext:opacity="100%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3pt" style:font-size-asian="13pt" style:font-size-complex="13pt"/>
    </style:style>
    <style:style style:name="T12" style:family="text"/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программиста</text:p>
      <text:p text:style-name="P1">Руководство создано для версии приложения 3.0.</text:p>
      <text:list text:style-name="L1">
        <text:list-item>
          <text:p text:style-name="P4"><text:span text:style-name="T5">Запуск</text:span> приложения</text:p>
          <text:list>
            <text:list-item>
              <text:p text:style-name="P5">Открытие с помощью</text:p>
            </text:list-item>
            <text:list-item>
              <text:p text:style-name="P6">С созданием файла для генрации</text:p>
            </text:list-item>
          </text:list>
        </text:list-item>
        <text:list-item>
          <text:p text:style-name="P7">Структура приложения</text:p>
          <text:list>
            <text:list-item>
              <text:p text:style-name="P8">Стили и словари</text:p>
            </text:list-item>
            <text:list-item>
              <text:p text:style-name="P23">Создание окон приложения</text:p>
            </text:list-item>
          </text:list>
        </text:list-item>
        <text:list-item>
          <text:p text:style-name="P9">Программный интерфейс</text:p>
          <text:list>
            <text:list-item>
              <text:p text:style-name="P10">Загрузка</text:p>
            </text:list-item>
            <text:list-item>
              <text:p text:style-name="P10">Сохранение</text:p>
            </text:list-item>
            <text:list-item>
              <text:p text:style-name="P11">Темы интерфеса</text:p>
              <text:list>
                <text:list-item>
                  <text:p text:style-name="P12">Показ скрытых панелей</text:p>
                </text:list-item>
              </text:list>
            </text:list-item>
            <text:list-item>
              <text:p text:style-name="P12">Панель макета документов</text:p>
            </text:list-item>
            <text:list-item>
              <text:p text:style-name="P12">Панель вывода сообщений</text:p>
            </text:list-item>
            <text:list-item>
              <text:p text:style-name="P13">Панель состава 3<text:span text:style-name="T1">D</text:span> сцены</text:p>
            </text:list-item>
            <text:list-item>
              <text:p text:style-name="P13">Панель свойств выбранной 3<text:span text:style-name="T1">D </text:span><text:span text:style-name="T3">модели</text:span></text:p>
            </text:list-item>
            <text:list-item>
              <text:p text:style-name="P24">Панель параметров детали</text:p>
            </text:list-item>
            <text:list-item>
              <text:p text:style-name="P25">Панель «Роботы»</text:p>
            </text:list-item>
            <text:list-item>
              <text:p text:style-name="P25">Панель «Управление»</text:p>
            </text:list-item>
          </text:list>
        </text:list-item>
        <text:list-item>
          <text:p text:style-name="P6">Настройки</text:p>
        </text:list-item>
        <text:list-item>
          <text:p text:style-name="P14">Отмена и возврат действий</text:p>
        </text:list-item>
        <text:list-item>
          <text:p text:style-name="P16">Логирование и вывод сообщений</text:p>
        </text:list-item>
        <text:list-item>
          <text:p text:style-name="P14">Класс File3D</text:p>
        </text:list-item>
        <text:list-item>
          <text:p text:style-name="P17">Взаимодействие с файлом</text:p>
          <text:list>
            <text:list-item>
              <text:p text:style-name="P17">Создание</text:p>
            </text:list-item>
            <text:list-item>
              <text:p text:style-name="P17">Сохранение</text:p>
            </text:list-item>
          </text:list>
        </text:list-item>
        <text:list-item>
          <text:p text:style-name="P18">Класс <text:span text:style-name="T1">Detal</text:span></text:p>
        </text:list-item>
        <text:list-item>
          <text:p text:style-name="P26">Класс <text:span text:style-name="T1">Plita</text:span></text:p>
        </text:list-item>
        <text:list-item>
          <text:p text:style-name="P19">3<text:span text:style-name="T1">D </text:span><text:span text:style-name="T3">модель</text:span></text:p>
        </text:list-item>
        <text:list-item>
          <text:p text:style-name="P20"><text:soft-page-break/><text:span text:style-name="T3">3</text:span><text:span text:style-name="T1">D </text:span><text:span text:style-name="T3">просмотрщик</text:span></text:p>
          <text:list>
            <text:list-item>
              <text:p text:style-name="P27">Вывод швов</text:p>
            </text:list-item>
            <text:list-item>
              <text:p text:style-name="P27">Вывод параметров</text:p>
            </text:list-item>
            <text:list-item>
              <text:p text:style-name="P28">Приближение</text:p>
            </text:list-item>
            <text:list-item>
              <text:p text:style-name="P28">Отдаление</text:p>
            </text:list-item>
          </text:list>
        </text:list-item>
        <text:list-item>
          <text:p text:style-name="P21"><text:span text:style-name="T3">Класс </text:span><text:span text:style-name="T1">Robot</text:span></text:p>
        </text:list-item>
        <text:list-item>
          <text:p text:style-name="P15"><text:span text:style-name="T1">Класс File </text:span><text:span text:style-name="T4">(для файлов робота)</text:span></text:p>
        </text:list-item>
        <text:list-item>
          <text:p text:style-name="P29">Управление роботами</text:p>
          <text:list>
            <text:list-item>
              <text:p text:style-name="P30">Удаление</text:p>
            </text:list-item>
            <text:list-item>
              <text:p text:style-name="P30">Переименование</text:p>
            </text:list-item>
            <text:list-item>
              <text:p text:style-name="P30">Повторное соедининие</text:p>
            </text:list-item>
            <text:list-item>
              <text:p text:style-name="P30">Закрытие соединения</text:p>
            </text:list-item>
            <text:list-item>
              <text:p text:style-name="P30">Пуск/Продолжить</text:p>
            </text:list-item>
            <text:list-item>
              <text:p text:style-name="P30">Остановить</text:p>
            </text:list-item>
            <text:list-item>
              <text:p text:style-name="P30">Анулировать</text:p>
            </text:list-item>
            <text:list-item>
              <text:p text:style-name="P30">Статус робота</text:p>
            </text:list-item>
          </text:list>
        </text:list-item>
        <text:list-item>
          <text:p text:style-name="P31">Окно InputWindow</text:p>
        </text:list-item>
        <text:list-item>
          <text:p text:style-name="P32">Генерация <text:span text:style-name="T6">програмы</text:span></text:p>
        </text:list-item>
        <text:list-item>
          <text:p text:style-name="P33">Элемент Breadcrumb</text:p>
        </text:list-item>
        <text:list-item>
          <text:p text:style-name="P34">Элемент NavigationTreeView</text:p>
        </text:list-item>
        <text:list-item>
          <text:p text:style-name="P36">Руководство пользователя</text:p>
        </text:list-item>
        <text:list-item>
          <text:p text:style-name="P37">Сочетания клавиш</text:p>
          <text:list>
            <text:list-item>
              <text:p text:style-name="P38"><text:span text:style-name="T12">Страница (</text:span><text:span text:style-name="T2">Page</text:span><text:span text:style-name="T12">)</text:span></text:p>
            </text:list-item>
            <text:list-item>
              <text:p text:style-name="P37"><text:span text:style-name="T12">HelixViewport3D</text:span></text:p>
            </text:list-item>
          </text:list>
        </text:list-item>
        <text:list-item>
          <text:p text:style-name="P35"><text:span text:style-name="T10">Блок-схемы (алгори</text:span>тмы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10:07.722000000</meta:creation-date>
    <dc:date>2025-05-19T15:54:47.239000000</dc:date>
    <meta:editing-duration>PT10H45M45S</meta:editing-duration>
    <meta:editing-cycles>41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55" meta:word-count="177" meta:character-count="1122" meta:non-whitespace-character-count="1053"/>
  </office:meta>
</office:document-meta>
</file>